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id vs. Non-Paid Features</text:p>
      <text:p text:style-name="P3"/>
      <text:p text:style-name="P2">Paid</text:p>
      <text:p text:style-name="P1">Free fundraising page on our site</text:p>
      <text:p text:style-name="P1">Reports</text:p>
      <text:p text:style-name="P1">Event-coordinator(s)</text:p>
      <text:p text:style-name="P1">Advocate(s)</text:p>
      <text:p text:style-name="P1">Teams</text:p>
      <text:p text:style-name="P1">Unlimited active fundraisers</text:p>
      <text:p text:style-name="P1"/>
      <text:p text:style-name="P2">Non-Paid</text:p>
      <text:p text:style-name="P2"><text:span text:style-name="T1">Free fundraising page on our site</text:span></text:p>
      <text:p text:style-name="P2"><text:span text:style-name="T1">No reports</text:span></text:p>
      <text:p text:style-name="P2"><text:span text:style-name="T1">Cannot assign event-coordinator(s) or advocate(s)</text:span></text:p>
      <text:p text:style-name="P2"><text:span text:style-name="T1">No teams</text:span></text:p>
      <text:p text:style-name="P2"><text:span text:style-name="T1">One active fundrai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5M42S</meta:editing-duration>
    <meta:editing-cycles>12</meta:editing-cycles>
    <meta:generator>OpenOffice/4.1.1$Win32 OpenOffice.org_project/411m6$Build-9775</meta:generator>
    <dc:date>2015-12-19T15:17:53.79</dc:date>
    <meta:document-statistic meta:table-count="0" meta:image-count="0" meta:object-count="0" meta:page-count="1" meta:paragraph-count="14" meta:word-count="37" meta:character-count="263"/>
    <meta:user-defined meta:name="Info 1"/>
    <meta:user-defined meta:name="Info 2"/>
    <meta:user-defined meta:name="Info 3"/>
    <meta:user-defined meta:name="Info 4"/>
  </office:meta>
</office:document-meta>
</file>